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ty_vector" table:style-name="ta1"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number-columns-repeated="9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4:33:49.507304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0T14:34:06.476323469</dc:date>
    <meta:editing-duration>PT9M3S</meta:editing-duration>
    <meta:editing-cycles>2</meta:editing-cycles>
    <meta:generator>LibreOffice/7.1.4.2$Linux_X86_64 LibreOffice_project/10$Build-2</meta:generator>
    <meta:document-statistic meta:table-count="1" meta:cell-count="900" meta:object-count="0"/>
  </office:meta>
</office:document-meta>
</file>